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82d8" officeooo:paragraph-rsid="001bbd6b"/>
    </style:style>
    <style:style style:name="P2" style:family="paragraph" style:parent-style-name="Standard">
      <style:text-properties officeooo:rsid="001b82d8" officeooo:paragraph-rsid="001b82d8"/>
    </style:style>
    <style:style style:name="P3" style:family="paragraph" style:parent-style-name="Standard">
      <style:text-properties officeooo:rsid="001bbd6b" officeooo:paragraph-rsid="001bbd6b"/>
    </style:style>
    <style:style style:name="P4" style:family="paragraph" style:parent-style-name="Standard">
      <style:text-properties officeooo:rsid="001c567b" officeooo:paragraph-rsid="001d8fd6"/>
    </style:style>
    <style:style style:name="P5" style:family="paragraph" style:parent-style-name="Standard">
      <style:text-properties officeooo:rsid="001f5296" officeooo:paragraph-rsid="001f5296"/>
    </style:style>
    <style:style style:name="P6" style:family="paragraph" style:parent-style-name="Standard">
      <style:text-properties officeooo:rsid="0020f619" officeooo:paragraph-rsid="0020f619"/>
    </style:style>
    <style:style style:name="P7" style:family="paragraph" style:parent-style-name="Standard">
      <style:text-properties officeooo:rsid="0022476d" officeooo:paragraph-rsid="0022476d"/>
    </style:style>
    <style:style style:name="P8" style:family="paragraph" style:parent-style-name="Standard">
      <style:text-properties officeooo:rsid="0023fcc5" officeooo:paragraph-rsid="0023fcc5"/>
    </style:style>
    <style:style style:name="P9" style:family="paragraph" style:parent-style-name="Standard">
      <style:text-properties officeooo:rsid="00256196" officeooo:paragraph-rsid="0020f619"/>
    </style:style>
    <style:style style:name="T1" style:family="text">
      <style:text-properties officeooo:rsid="001bbd6b"/>
    </style:style>
    <style:style style:name="T2" style:family="text">
      <style:text-properties officeooo:rsid="001d8fd6"/>
    </style:style>
    <style:style style:name="T3" style:family="text">
      <style:text-properties officeooo:rsid="0020f619"/>
    </style:style>
    <style:style style:name="T4" style:family="text">
      <style:text-properties officeooo:rsid="0022476d"/>
    </style:style>
    <style:style style:name="T5" style:family="text">
      <style:text-properties officeooo:rsid="0023fcc5"/>
    </style:style>
    <style:style style:name="T6" style:family="text">
      <style:text-properties officeooo:rsid="002561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m</text:p>
      <text:p text:style-name="P1">The aim of this experiment is to contrast and compare the suitability of various edge detection algorithems and their application in serological testing for anti-nuclear antibodies. The edge detection methods that will be investigated in this experiment are as follows: Simple gradient, Roberts, Sobel, frst order Gaussian. Laplacian and Laplacian of Gaussian. The results of each will then be compared using Reciever Operator Check analysis so that a conclusion can be drawn.<text:span text:style-name="T1"> </text:span></text:p>
      <text:p text:style-name="P1"/>
      <text:p text:style-name="P3">Method</text:p>
      <text:p text:style-name="P4">Get image, convert from 255, 255, 255 RGB to a single matrix containing 0-1 of the green channel of the image (<text:span text:style-name="T2">as the cells <text:s/>fluoresce green).</text:span></text:p>
      <text:p text:style-name="P5"><text:span text:style-name="T2">A</text:span>pply a (gaussian) filter to remove noise<text:span text:style-name="T3"> for all </text:span></text:p>
      <text:p text:style-name="P5">Apply <text:span text:style-name="T3">an</text:span> edge detection function</text:p>
      <text:p text:style-name="P8">All values above a threshold are considered part of an edge, all values below this threshold are considered no part of the edge</text:p>
      <text:p text:style-name="P3"/>
      <text:p text:style-name="P6">Simple Gradient: <text:span text:style-name="T4">convolve x=[-1,1;-1,1] to calculate change in x of the image, convolve y=[1,1,-1,-1] to calculate change in y of the image, after getting these values find the magnitude using </text:span><text:span text:style-name="T4"><draw:frame draw:style-name="fr1" draw:name="Object1" text:anchor-type="as-char" svg:y="-0.482cm" svg:width="1.743cm" svg:height="0.57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/>
      <text:p text:style-name="P7">First order derivative of gaussian: <text:span text:style-name="T5">like simple gradient but convolve the filters with a gaussian filter before application.</text:span></text:p>
      <text:p text:style-name="P7"/>
      <text:p text:style-name="P6">Sobel: Instead<text:span text:style-name="T6"> of a 2x2 matrix sobel uses a 3x3 this allows stuff to be done Gx = [-1,0,1;-2,0,2;-1,0,1] Gy = [1,2,1;0,0,0;-1-2-1]</text:span></text:p>
      <text:p text:style-name="P9"/>
      <text:p text:style-name="P6"/>
      <text:p text:style-name="P6">Roberts</text:p>
      <text:p text:style-name="P6">Laplacian</text:p>
      <text:p text:style-name="P6">Laplacian of Gaussian</text:p>
      <text:p text:style-name="P3"/>
      <text:p text:style-name="P3">Results</text:p>
      <text:p text:style-name="P3"/>
      <text:p text:style-name="P3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Hair</meta:initial-creator>
    <meta:creation-date>2015-11-24T10:11:17.955986385</meta:creation-date>
    <dc:date>2015-12-04T12:05:47.864060422</dc:date>
    <dc:creator>Jack Hair</dc:creator>
    <meta:editing-duration>PT1H23M48S</meta:editing-duration>
    <meta:editing-cycles>7</meta:editing-cycles>
    <meta:generator>LibreOffice/4.1.3.2$Linux_X86_64 LibreOffice_project/70feb7d99726f064edab4605a8ab840c50ec57a</meta:generator>
    <meta:document-statistic meta:table-count="0" meta:image-count="0" meta:object-count="1" meta:page-count="1" meta:paragraph-count="15" meta:word-count="214" meta:character-count="1338" meta:non-whitespace-character-count="1135"/>
  </office:meta>
</office:document-meta>
</file>

<file path=Object 1/content.xml><?xml version="1.0" encoding="utf-8"?>
<math xmlns="http://www.w3.org/1998/Math/MathML">
  <semantics>
    <mrow>
      <msqrt>
        <mrow>
          <mrow>
            <msup>
              <mi>x</mi>
              <mn>2</mn>
            </msup>
            <mo stretchy="false">+</mo>
            <msup>
              <mi>y</mi>
              <mn>2</mn>
            </msup>
          </mrow>
        </mrow>
      </msqrt>
    </mrow>
    <annotation encoding="StarMath 5.0">sqrt{x^2 + y^2} </annotation>
  </semantics>
</math>
</file>